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6.85mm"/>
    </style:style>
    <style:style style:name="co2" style:family="table-column">
      <style:table-column-properties fo:break-before="auto" style:column-width="17.57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126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1H02M03S" calcext:value-type="time">
            <text:p>01:02:03.0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2H45M56.1S" calcext:value-type="time">
            <text:p>02:45:56.1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4H29M49.2S" calcext:value-type="time">
            <text:p>04:29:49.2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6H13M42.3S" calcext:value-type="time">
            <text:p>06:13:42.3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7H57M35.4S" calcext:value-type="time">
            <text:p>07:57:35.4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09H41M28.5S" calcext:value-type="time">
            <text:p>09:41:28.5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1H25M21.6S" calcext:value-type="time">
            <text:p>11:25:21.6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3H09M14.7S" calcext:value-type="time">
            <text:p>13:09:14.7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4H53M07.8S" calcext:value-type="time">
            <text:p>14:53:07.8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6H37M00.9S" calcext:value-type="time">
            <text:p>16:37:00.900</text:p>
          </table:table-cell>
          <table:table-cell table:number-columns-repeated="1023"/>
        </table:table-row>
        <table:table-row table:style-name="ro2">
          <table:table-cell table:style-name="ce2" office:value-type="time" office:time-value="PT18H20M54S" calcext:value-type="time">
            <text:p>18:20:54.000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loext:text> £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time-style style:name="N126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14-04-24T00:40:48</meta:creation-date>
    <dc:creator>John</dc:creator>
    <dc:date>2014-04-24T00:57:52</dc:date>
    <meta:document-statistic meta:table-count="1" meta:cell-count="12" meta:object-count="0"/>
    <meta:generator>LibreOffice/4.4.3.2$Linux_X86_64 LibreOffice_project/40m0$Build-2</meta:generator>
  </office:meta>
</office:document-meta>
</file>